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666666" draw:fill-gradient-name="Midnight" draw:gradient-step-count="0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2.055cm" fo:min-width="16.821cm" loext:decorative="false"/>
      <style:paragraph-properties style:writing-mode="lr-tb"/>
    </style:style>
    <style:style style:name="gr2" style:family="graphic" style:parent-style-name="text">
      <style:graphic-properties fo:min-height="1.614cm" fo:min-width="5.85cm" loext:decorative="false"/>
      <style:paragraph-properties style:writing-mode="lr-tb"/>
    </style:style>
    <style:style style:name="gr3" style:family="graphic" style:parent-style-name="Presentation_20_Title">
      <style:graphic-properties fo:min-height="4.03cm" fo:min-width="23.8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2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unbranded-designninja-presentation-template-subtitle">
      <style:graphic-properties draw:fill-color="#ffffff" fo:min-height="3.513cm" loext:decorative="false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3.364cm" fo:min-width="16.771cm" loext:decorative="false"/>
      <style:paragraph-properties style:writing-mode="lr-tb"/>
    </style:style>
    <style:style style:name="pr3" style:family="presentation" style:parent-style-name="unbranded-designninja-presentation-template_5f_-title">
      <style:graphic-properties draw:auto-grow-height="true" fo:min-height="2.596cm" fo:min-width="24.699cm" loext:decorative="false"/>
      <style:paragraph-properties style:writing-mode="lr-tb"/>
    </style:style>
    <style:style style:name="pr4" style:family="presentation" style:parent-style-name="unbranded-designninja-presentation-template_5f_-outline1" style:list-style-name="L3">
      <style:graphic-properties draw:auto-grow-height="true" fo:min-height="15.84cm" fo:min-width="24.699cm" loext:decorative="false"/>
      <style:paragraph-properties style:writing-mode="lr-tb"/>
    </style:style>
    <style:style style:name="pr5" style:family="presentation" style:parent-style-name="unbranded-designninja-presentation-template_5f_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6" style:family="presentation" style:parent-style-name="unbranded-designninja-presentation-template_5f_-title">
      <style:graphic-properties draw:auto-grow-height="true" fo:min-height="3.145cm" loext:decorative="false"/>
      <style:paragraph-properties style:writing-mode="lr-tb"/>
    </style:style>
    <style:style style:name="pr7" style:family="presentation" style:parent-style-name="unbranded-designninja-presentation-template_5f_-outline1" style:list-style-name="L4">
      <style:graphic-properties fo:min-height="17.993cm" loext:decorative="false"/>
      <style:paragraph-properties style:writing-mode="lr-tb"/>
    </style:style>
    <style:style style:name="pr8" style:family="presentation" style:parent-style-name="unbranded-designninja-presentation-template_5f_-notes">
      <style:graphic-properties draw:fill-color="#ffffff" draw:auto-grow-height="true" fo:min-height="13.364cm" fo:min-width="16.771cm" loext:decorative="false"/>
      <style:paragraph-properties style:writing-mode="lr-tb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-color="#ffffff"/>
      <style:paragraph-properties fo:text-align="end"/>
      <style:text-properties fo:color="#83caff" loext:opacity="100%" style:font-name="Hack Nerd Font" fo:font-size="32pt" style:font-size-asian="32pt" style:font-size-complex="32pt"/>
    </style:style>
    <style:style style:name="P3" style:family="paragraph">
      <style:text-properties fo:font-size="36pt"/>
    </style:style>
    <style:style style:name="P4" style:family="paragraph">
      <style:text-properties style:font-name="Hack Nerd Font" fo:font-size="36pt" style:font-size-asian="36pt" style:font-size-complex="36pt"/>
    </style:style>
    <style:style style:name="P5" style:family="paragraph">
      <style:text-properties fo:font-size="28pt"/>
    </style:style>
    <style:style style:name="P6" style:family="paragraph">
      <style:text-properties fo:color="#83caff" loext:opacity="100%" style:font-name="Hack Nerd Font" fo:font-size="28pt" style:font-size-asian="28pt" style:font-size-complex="28pt"/>
    </style:style>
    <style:style style:name="P7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style:font-name="Hack Nerd Font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  <style:text-properties style:font-name="Hack Nerd Font" fo:font-size="54pt" fo:font-weight="normal" style:font-size-asian="54pt" style:font-weight-asian="normal" style:font-size-complex="54pt" style:font-weight-complex="normal"/>
    </style:style>
    <style:style style:name="P10" style:family="paragraph">
      <loext:graphic-properties draw:fill="none" draw:fill-color="#ffffff"/>
      <style:paragraph-properties fo:text-align="start"/>
      <style:text-properties style:font-name="Hack Nerd Font" fo:font-size="54pt" fo:font-weight="normal" style:font-size-asian="54pt" style:font-weight-asian="normal" style:font-size-complex="54pt" style:font-weight-complex="normal"/>
    </style:style>
    <style:style style:name="P11" style:family="paragraph">
      <loext:graphic-properties draw:fill-color="#ffffff"/>
      <style:text-properties fo:font-size="21.2999992370605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13" style:family="paragraph">
      <style:text-properties style:font-name="Hack Nerd Font" fo:font-size="42pt" style:text-underline-style="none" style:font-size-asian="42pt" style:font-size-complex="42pt"/>
    </style:style>
    <style:style style:name="P14" style:family="paragraph">
      <style:text-properties style:font-name="Hack Nerd Font" fo:font-size="28pt" style:font-size-asian="28pt" style:font-size-complex="28pt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style:text-properties fo:font-size="54pt" style:font-size-asian="54pt" style:font-size-complex="54pt"/>
    </style:style>
    <style:style style:name="P17" style:family="paragraph">
      <style:text-properties style:font-name="Hack Nerd Font" fo:font-size="54pt" fo:font-weight="normal" style:font-size-asian="54pt" style:font-weight-asian="normal" style:font-size-complex="54pt" style:font-weight-complex="normal"/>
    </style:style>
    <style:style style:name="P18" style:family="paragraph">
      <style:text-properties fo:hyphenate="false" loext:hyphenation-no-caps="false" loext:hyphenation-no-last-word="false"/>
    </style:style>
    <style:style style:name="P19" style:family="paragraph">
      <style:text-properties style:font-name="Hack Nerd Font"/>
    </style:style>
    <style:style style:name="T1" style:family="text">
      <style:text-properties fo:color="#83caff" loext:opacity="100%" style:font-name="Hack Nerd Font" fo:font-size="32pt" style:font-size-asian="32pt" style:font-size-complex="32pt"/>
    </style:style>
    <style:style style:name="T2" style:family="text">
      <style:text-properties style:font-name="Hack Nerd Font" fo:font-size="36pt" style:font-size-asian="36pt" style:font-size-complex="36pt"/>
    </style:style>
    <style:style style:name="T3" style:family="text">
      <style:text-properties fo:color="#83caff" loext:opacity="100%" style:font-name="Hack Nerd Font" fo:font-size="28pt" style:font-size-asian="28pt" style:font-size-complex="28pt"/>
    </style:style>
    <style:style style:name="T4" style:family="text">
      <style:text-properties style:font-name="Hack Nerd Font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Hack Nerd Font" fo:font-size="54pt" fo:font-weight="normal" style:font-size-asian="54pt" style:font-weight-asian="normal" style:font-size-complex="54pt" style:font-weight-complex="normal"/>
    </style:style>
    <style:style style:name="T6" style:family="text">
      <style:text-properties style:font-name="Hack Nerd Font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7" style:family="text">
      <style:text-properties style:font-name="Hack Nerd Font" fo:font-size="28pt" style:font-size-asian="28pt" style:font-size-complex="28pt"/>
    </style:style>
    <style:style style:name="T8" style:family="text">
      <style:text-properties style:font-name="Hack Nerd Font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" style:family="text">
      <style:text-properties style:font-name="Hack Nerd Font" fo:font-size="28pt" style:text-underline-style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fo:color="#83ca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2.789cm" svg:height="3.513cm" svg:x="1.711cm" svg:y="9.987cm" presentation:class="subtitle" presentation:user-transformed="true">
          <draw:text-box>
            <text:p text:style-name="P1"><text:span text:style-name="T1">Jules Mercier, </text:span></text:p>
            <text:p text:style-name="P1"><text:span text:style-name="T1">avec Romain Poux <text:s/></text:span></text:p>
          </draw:text-box>
        </draw:frame>
        <draw:frame draw:style-name="gr1" draw:text-style-name="P4" draw:layer="layout" svg:width="17.321cm" svg:height="2.305cm" svg:x="2.88cm" svg:y="15cm">
          <draw:text-box>
            <text:p text:style-name="P3"><text:span text:style-name="T2">Informatique, physique</text:span></text:p>
          </draw:text-box>
        </draw:frame>
        <draw:frame draw:style-name="gr2" draw:text-style-name="P6" draw:layer="layout" svg:width="6.35cm" svg:height="1.864cm" svg:x="5.18cm" svg:y="14cm">
          <draw:text-box>
            <text:p text:style-name="P5"><text:span text:style-name="T3">Matières</text:span></text:p>
          </draw:text-box>
        </draw:frame>
        <draw:frame draw:style-name="gr3" draw:text-style-name="P8" draw:layer="layout" svg:width="27.041cm" svg:height="4.28cm" svg:x="0.641cm" svg:y="7.22cm">
          <draw:text-box>
            <text:p text:style-name="P7"><text:span text:style-name="T4">Modélisation numérique puis résolution </text:span></text:p>
            <text:p text:style-name="P7"><text:span text:style-name="T4">d'un circuit électrique</text:span></text:p>
          </draw:text-box>
        </draw:frame>
        <draw:frame draw:style-name="gr4" draw:text-style-name="P10" draw:layer="layout" svg:width="25.5cm" svg:height="2.47cm" svg:x="1.2cm" svg:y="1.8cm">
          <draw:text-box>
            <text:p text:style-name="P9"><text:span text:style-name="T5">TIP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PI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2" draw:text-style-name="P11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unbranded-designninja-presentation-template_5f_" presentation:presentation-page-layout-name="AL2T1">
        <office:forms form:automatic-focus="false" form:apply-design-mode="false"/>
        <draw:frame presentation:style-name="pr3" draw:text-style-name="P13" draw:layer="layout" svg:width="25.199cm" svg:height="2.596cm" svg:x="1.471cm" svg:y="1.76cm" presentation:class="title" presentation:user-transformed="true">
          <draw:text-box>
            <text:p text:style-name="P12"><text:span text:style-name="T5">TIP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PI</text:span></text:p>
          </draw:text-box>
        </draw:frame>
        <draw:frame presentation:style-name="pr4" draw:text-style-name="P14" draw:layer="layout" svg:width="25.199cm" svg:height="15.84cm" svg:x="1.4cm" svg:y="4.914cm" presentation:class="outline" presentation:user-transformed="true">
          <draw:text-box>
            <text:list text:style-name="L3">
              <text:list-item>
                <text:p><text:span text:style-name="T6">Problématique :</text:span></text:p>
                <text:p><text:span text:style-name="T7">Comment, à partir d’une entrée </text:span><text:span text:style-name="T7">fournie par l’utilisateur, </text:span><text:span text:style-name="T7">représenter informatiquement un </text:span><text:span text:style-name="T7">circuit électrique quelconque et </text:span><text:span text:style-name="T7">trouver la tension et l'intensité aux </text:span><text:span text:style-name="T7">bornes de chaque dipôle ?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branded-designninja-presentation-template_5f_" presentation:presentation-page-layout-name="AL2T1">
        <office:forms form:automatic-focus="false" form:apply-design-mode="false"/>
        <draw:frame presentation:style-name="pr6" draw:text-style-name="P17" draw:layer="layout" svg:width="25.395cm" svg:height="3.145cm" svg:x="1.505cm" svg:y="1.501cm" presentation:class="title" presentation:user-transformed="true">
          <draw:text-box>
            <text:p text:style-name="P16"><text:span text:style-name="T5">TIP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MPI</text:span></text:p>
          </draw:text-box>
        </draw:frame>
        <draw:frame presentation:style-name="pr7" draw:text-style-name="P19" draw:layer="layout" svg:width="23.495cm" svg:height="17.993cm" svg:x="1.905cm" svg:y="3.848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</text:list>
            <text:list text:style-name="L5">
              <text:list-item>
                <text:p text:style-name="P18"><text:span text:style-name="T6">Plan :</text:span></text:p>
              </text:list-item>
            </text:list>
            <text:list text:style-name="L4">
              <text:list-item>
                <text:list>
                  <text:list-header>
                    <text:p><text:span text:style-name="T9">- Première modélisation par un </text:span><text:span text:style-name="T9">graphe (Jules) </text:span></text:p>
                    <text:p><text:span text:style-name="T9">- Etude d’un simulateur existant </text:span><text:span text:style-name="T9">(SPICE)</text:span></text:p>
                    <text:p><text:span text:style-name="T9">- Seconde modélisation grâce à un </text:span><text:span text:style-name="T9">compilateur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8" draw:text-style-name="P11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Hack Nerd Font" svg:font-family="'Hack Nerd Fon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Default_20_Drawing_20_Style_5f_1" style:display-name="Default Drawing Style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Default_20_Drawing_20_Style_5f_1">
      <style:graphic-properties draw:stroke="none" draw:fill="none"/>
      <style:text-properties fo:color="#83caff" loext:opacity="100%" style:font-name="Comfortaa1" fo:font-family="Comfortaa" style:font-style-name="Thin" style:font-pitch="variable" fo:font-size="28pt" fo:font-weight="250"/>
    </style:style>
    <style:style style:name="title" style:family="graphic" style:parent-style-name="Default_20_Drawing_20_Style_5f_1">
      <style:graphic-properties draw:stroke="none" draw:fill="none"/>
      <style:text-properties fo:font-size="44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" fo:font-family="Comfortaa" style:font-style-name="Regular" style:font-pitch="variable" fo:font-size="7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left="0cm" fo:margin-right="0cm" fo:margin-top="0cm" fo:margin-bottom="0.298cm" fo:text-indent="0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left="0cm" fo:margin-right="0cm" fo:margin-top="0cm" fo:margin-bottom="0.1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" fo:font-family="Comfortaa" style:font-style-name="Regular" style:font-pitch="variable" fo:font-size="57.299999237060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designninja-presentation-template_5f_-background" style:display-name="unbranded-designninja-presentation-template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_5f_-backgroundobjects" style:display-name="unbranded-designninja-presentation-template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designninja-presentation-template_5f_-notes" style:display-name="unbranded-designninja-presentation-templat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_5f_-outline1" style:display-name="unbranded-designninja-presentation-template_-outline1" style:family="presentation">
      <style:graphic-properties draw:stroke="none" draw:fill="none">
        <text:list-style style:name="unbranded-designninja-presentation-template_5f_-outline1" style:display-name="unbranded-designninja-presentation-template_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_5f_-outline2" style:display-name="unbranded-designninja-presentation-template_-outline2" style:family="presentation" style:parent-style-name="unbranded-designninja-presentation-template_5f_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unbranded-designninja-presentation-template_5f_-outline3" style:display-name="unbranded-designninja-presentation-template_-outline3" style:family="presentation" style:parent-style-name="unbranded-designninja-presentation-template_5f_-outline2">
      <style:paragraph-properties fo:margin-left="0cm" fo:margin-right="0cm" fo:margin-top="0cm" fo:margin-bottom="0.298cm" fo:text-indent="0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unbranded-designninja-presentation-template_5f_-outline4" style:display-name="unbranded-designninja-presentation-template_-outline4" style:family="presentation" style:parent-style-name="unbranded-designninja-presentation-template_5f_-outline3">
      <style:paragraph-properties fo:margin-left="0cm" fo:margin-right="0cm" fo:margin-top="0cm" fo:margin-bottom="0.1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outline5" style:display-name="unbranded-designninja-presentation-template_-outline5" style:family="presentation" style:parent-style-name="unbranded-designninja-presentation-template_5f_-outline4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outline6" style:display-name="unbranded-designninja-presentation-template_-outline6" style:family="presentation" style:parent-style-name="unbranded-designninja-presentation-template_5f_-outline5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outline7" style:display-name="unbranded-designninja-presentation-template_-outline7" style:family="presentation" style:parent-style-name="unbranded-designninja-presentation-template_5f_-outline6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outline8" style:display-name="unbranded-designninja-presentation-template_-outline8" style:family="presentation" style:parent-style-name="unbranded-designninja-presentation-template_5f_-outline7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outline9" style:display-name="unbranded-designninja-presentation-template_-outline9" style:family="presentation" style:parent-style-name="unbranded-designninja-presentation-template_5f_-outline8">
      <style:paragraph-properties fo:margin-left="0cm" fo:margin-right="0cm" fo:margin-top="0cm" fo:margin-bottom="0.098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unbranded-designninja-presentation-template_5f_-subtitle" style:display-name="unbranded-designninja-presentation-template_-subtitle" style:family="presentation">
      <style:graphic-properties draw:stroke="none" draw:fill="none" draw:textarea-vertical-align="middle">
        <text:list-style style:name="unbranded-designninja-presentation-template_5f_-subtitle" style:display-name="unbranded-designninja-presentation-templat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_5f_-title" style:display-name="unbranded-designninja-presentation-template_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_5f_-title" style:display-name="unbranded-designninja-presentation-templat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" fo:font-family="Comfortaa" style:font-style-name="Regular" style:font-pitch="variable" fo:font-size="57.299999237060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5" style:family="presentation" style:parent-style-name="unbranded-designninja-presentation-templ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unbranded-designninja-presentation-template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8" style:family="presentation" style:parent-style-name="unbranded-designninja-presentation-templat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unbranded-designninja-presentation-templat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unbranded-designninja-presentation-templat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-title" draw:layer="backgroundobjects" svg:width="25.199cm" svg:height="2.305cm" svg:x="1.471cm" svg:y="1.904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3cm" presentation:class="outline" presentation:placeholder="true">
        <draw:text-box/>
      </draw:frame>
      <draw:line presentation:style-name="Mpr4" draw:layer="backgroundobjects" svg:x1="1.558cm" svg:y1="3.909cm" svg:x2="26.652cm" svg:y2="3.909cm">
        <text:p/>
      </draw:line>
      <presentation:notes style:page-layout-name="PM0">
        <draw:page-thumbnail presentation:style-name="unbranded-designninja-presentation-template-title" draw:layer="backgroundobjects" svg:width="13.586cm" svg:height="11.136cm" svg:x="3.705cm" svg:y="2.256cm" presentation:class="page"/>
        <draw:frame presentation:style-name="unbranded-designninja-presentation-template-notes" draw:layer="backgroundobjects" svg:width="16.799cm" svg:height="13.364cm" svg:x="2.099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designninja-presentation-template_5f_" style:display-name="unbranded-designninja-presentation-template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_5f_-title" draw:layer="backgroundobjects" svg:width="25.199cm" svg:height="2.305cm" svg:x="1.471cm" svg:y="1.904cm" presentation:class="title" presentation:placeholder="true">
        <draw:text-box/>
      </draw:frame>
      <draw:frame presentation:style-name="unbranded-designninja-presentation-template_5f_-outline1" draw:layer="backgroundobjects" svg:width="25.199cm" svg:height="12.18cm" svg:x="1.4cm" svg:y="4.913cm" presentation:class="outline" presentation:placeholder="true">
        <draw:text-box/>
      </draw:frame>
      <draw:line presentation:style-name="Mpr7" draw:layer="backgroundobjects" svg:x1="1.558cm" svg:y1="3.909cm" svg:x2="26.652cm" svg:y2="3.909cm">
        <text:p/>
      </draw:line>
      <presentation:notes style:page-layout-name="PM0">
        <office:forms form:automatic-focus="false" form:apply-design-mode="false"/>
        <draw:page-thumbnail presentation:style-name="unbranded-designninja-presentation-template_5f_-title" draw:layer="backgroundobjects" svg:width="13.586cm" svg:height="11.136cm" svg:x="3.705cm" svg:y="2.256cm" presentation:class="page"/>
        <draw:frame presentation:style-name="unbranded-designninja-presentation-template_5f_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10:27:18.054494514</meta:creation-date>
    <dc:date>2024-12-20T10:51:18.321795636</dc:date>
    <meta:editing-duration>PT23M58S</meta:editing-duration>
    <meta:editing-cycles>10</meta:editing-cycles>
    <meta:generator>LibreOffice/24.2.3.2$Linux_X86_64 LibreOffice_project/433d9c2ded56988e8a90e6b2e771ee4e6a5ab2ba</meta:generator>
    <meta:document-statistic meta:object-count="54"/>
  </office:meta>
</office:document-meta>
</file>